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,33</text:p>
          </table:table-cell>
          <table:table-cell office:value-type="float" office:value="4.75" calcext:value-type="float">
            <text:p>4,75</text:p>
          </table:table-cell>
          <table:table-cell office:value-type="float" office:value="10.93" calcext:value-type="float">
            <text:p>10,93</text:p>
          </table:table-cell>
          <table:table-cell office:value-type="float" office:value="18.99" calcext:value-type="float">
            <text:p>18,99</text:p>
          </table:table-cell>
          <table:table-cell office:value-type="float" office:value="10.99" calcext:value-type="float">
            <text:p>10,99</text:p>
          </table:table-cell>
          <table:table-cell table:style-name="ce1" office:value-type="float" office:value="77.37" calcext:value-type="float">
            <text:p>77,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,37</text:p>
          </table:table-cell>
          <table:table-cell office:value-type="float" office:value="4.75" calcext:value-type="float">
            <text:p>4,75</text:p>
          </table:table-cell>
          <table:table-cell office:value-type="float" office:value="11.03" calcext:value-type="float">
            <text:p>11,03</text:p>
          </table:table-cell>
          <table:table-cell office:value-type="float" office:value="21.79" calcext:value-type="float">
            <text:p>21,79</text:p>
          </table:table-cell>
          <table:table-cell office:value-type="float" office:value="10.28" calcext:value-type="float">
            <text:p>10,28</text:p>
          </table:table-cell>
          <table:table-cell table:style-name="ce1" office:value-type="float" office:value="77.06" calcext:value-type="float">
            <text:p>77,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,66</text:p>
          </table:table-cell>
          <table:table-cell office:value-type="float" office:value="6.15" calcext:value-type="float">
            <text:p>6,15</text:p>
          </table:table-cell>
          <table:table-cell office:value-type="float" office:value="12.44" calcext:value-type="float">
            <text:p>12,44</text:p>
          </table:table-cell>
          <table:table-cell office:value-type="float" office:value="21.79" calcext:value-type="float">
            <text:p>21,79</text:p>
          </table:table-cell>
          <table:table-cell office:value-type="float" office:value="12.23" calcext:value-type="float">
            <text:p>12,23</text:p>
          </table:table-cell>
          <table:table-cell table:style-name="ce1" office:value-type="float" office:value="77.47" calcext:value-type="float">
            <text:p>77,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,7</text:p>
          </table:table-cell>
          <table:table-cell office:value-type="float" office:value="3.63" calcext:value-type="float">
            <text:p>3,63</text:p>
          </table:table-cell>
          <table:table-cell office:value-type="float" office:value="9.57" calcext:value-type="float">
            <text:p>9,57</text:p>
          </table:table-cell>
          <table:table-cell office:value-type="float" office:value="17.32" calcext:value-type="float">
            <text:p>17,32</text:p>
          </table:table-cell>
          <table:table-cell office:value-type="float" office:value="7.8" calcext:value-type="float">
            <text:p>7,8</text:p>
          </table:table-cell>
          <table:table-cell table:style-name="ce1"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,45</text:p>
          </table:table-cell>
          <table:table-cell office:value-type="float" office:value="5.03" calcext:value-type="float">
            <text:p>5,03</text:p>
          </table:table-cell>
          <table:table-cell office:value-type="float" office:value="11.36" calcext:value-type="float">
            <text:p>11,36</text:p>
          </table:table-cell>
          <table:table-cell office:value-type="float" office:value="22.63" calcext:value-type="float">
            <text:p>22,63</text:p>
          </table:table-cell>
          <table:table-cell office:value-type="float" office:value="10.99" calcext:value-type="float">
            <text:p>10,99</text:p>
          </table:table-cell>
          <table:table-cell table:style-name="ce1" office:value-type="float" office:value="77.12" calcext:value-type="float">
            <text:p>77,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,87</text:p>
          </table:table-cell>
          <table:table-cell office:value-type="float" office:value="6.7" calcext:value-type="float">
            <text:p>6,7</text:p>
          </table:table-cell>
          <table:table-cell office:value-type="float" office:value="13.04" calcext:value-type="float">
            <text:p>13,04</text:p>
          </table:table-cell>
          <table:table-cell office:value-type="float" office:value="22.35" calcext:value-type="float">
            <text:p>22,35</text:p>
          </table:table-cell>
          <table:table-cell office:value-type="float" office:value="12.94" calcext:value-type="float">
            <text:p>12,94</text:p>
          </table:table-cell>
          <table:table-cell table:style-name="ce1" office:value-type="float" office:value="77.52" calcext:value-type="float">
            <text:p>77,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,74</text:p>
          </table:table-cell>
          <table:table-cell office:value-type="float" office:value="3.91" calcext:value-type="float">
            <text:p>3,91</text:p>
          </table:table-cell>
          <table:table-cell office:value-type="float" office:value="9.08" calcext:value-type="float">
            <text:p>9,08</text:p>
          </table:table-cell>
          <table:table-cell office:value-type="float" office:value="16.2" calcext:value-type="float">
            <text:p>16,2</text:p>
          </table:table-cell>
          <table:table-cell office:value-type="float" office:value="8.51" calcext:value-type="float">
            <text:p>8,51</text:p>
          </table:table-cell>
          <table:table-cell table:style-name="ce1"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,4</text:p>
          </table:table-cell>
          <table:table-cell office:value-type="float" office:value="5.03" calcext:value-type="float">
            <text:p>5,03</text:p>
          </table:table-cell>
          <table:table-cell office:value-type="float" office:value="11.73" calcext:value-type="float">
            <text:p>11,73</text:p>
          </table:table-cell>
          <table:table-cell office:value-type="float" office:value="23.18" calcext:value-type="float">
            <text:p>23,18</text:p>
          </table:table-cell>
          <table:table-cell office:value-type="float" office:value="10.46" calcext:value-type="float">
            <text:p>10,46</text:p>
          </table:table-cell>
          <table:table-cell table:style-name="ce1" office:value-type="float" office:value="77.01" calcext:value-type="float">
            <text:p>77,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,79</text:p>
          </table:table-cell>
          <table:table-cell office:value-type="float" office:value="6.15" calcext:value-type="float">
            <text:p>6,15</text:p>
          </table:table-cell>
          <table:table-cell office:value-type="float" office:value="12.93" calcext:value-type="float">
            <text:p>12,93</text:p>
          </table:table-cell>
          <table:table-cell office:value-type="float" office:value="22.91" calcext:value-type="float">
            <text:p>22,91</text:p>
          </table:table-cell>
          <table:table-cell office:value-type="float" office:value="12.94" calcext:value-type="float">
            <text:p>12,94</text:p>
          </table:table-cell>
          <table:table-cell table:style-name="ce1" office:value-type="float" office:value="77.63" calcext:value-type="float">
            <text:p>77,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,75</text:p>
          </table:table-cell>
          <table:table-cell office:value-type="float" office:value="3.91" calcext:value-type="float">
            <text:p>3,91</text:p>
          </table:table-cell>
          <table:table-cell office:value-type="float" office:value="9.27" calcext:value-type="float">
            <text:p>9,27</text:p>
          </table:table-cell>
          <table:table-cell office:value-type="float" office:value="16.2" calcext:value-type="float">
            <text:p>16,2</text:p>
          </table:table-cell>
          <table:table-cell office:value-type="float" office:value="8.33" calcext:value-type="float">
            <text:p>8,33</text:p>
          </table:table-cell>
          <table:table-cell table:style-name="ce1" office:value-type="float" office:value="77.3" calcext:value-type="float">
            <text:p>77,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,25</text:p>
          </table:table-cell>
          <table:table-cell office:value-type="float" office:value="6.98" calcext:value-type="float">
            <text:p>6,98</text:p>
          </table:table-cell>
          <table:table-cell office:value-type="float" office:value="12.46" calcext:value-type="float">
            <text:p>12,46</text:p>
          </table:table-cell>
          <table:table-cell office:value-type="float" office:value="24.58" calcext:value-type="float">
            <text:p>24,58</text:p>
          </table:table-cell>
          <table:table-cell office:value-type="float" office:value="14.89" calcext:value-type="float">
            <text:p>14,89</text:p>
          </table:table-cell>
          <table:table-cell table:style-name="ce1" office:value-type="float" office:value="77.41" calcext:value-type="float">
            <text:p>77,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,39</text:p>
          </table:table-cell>
          <table:table-cell office:value-type="float" office:value="10.89" calcext:value-type="float">
            <text:p>10,89</text:p>
          </table:table-cell>
          <table:table-cell office:value-type="float" office:value="15.79" calcext:value-type="float">
            <text:p>15,79</text:p>
          </table:table-cell>
          <table:table-cell office:value-type="float" office:value="28.49" calcext:value-type="float">
            <text:p>28,49</text:p>
          </table:table-cell>
          <table:table-cell office:value-type="float" office:value="19.5" calcext:value-type="float">
            <text:p>19,5</text:p>
          </table:table-cell>
          <table:table-cell table:style-name="ce1" office:value-type="float" office:value="78.3" calcext:value-type="float">
            <text:p>78,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,55</text:p>
          </table:table-cell>
          <table:table-cell office:value-type="float" office:value="8.66" calcext:value-type="float">
            <text:p>8,66</text:p>
          </table:table-cell>
          <table:table-cell office:value-type="float" office:value="12.51" calcext:value-type="float">
            <text:p>12,51</text:p>
          </table:table-cell>
          <table:table-cell office:value-type="float" office:value="22.63" calcext:value-type="float">
            <text:p>22,63</text:p>
          </table:table-cell>
          <table:table-cell office:value-type="float" office:value="15.95" calcext:value-type="float">
            <text:p>15,95</text:p>
          </table:table-cell>
          <table:table-cell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,52</text:p>
          </table:table-cell>
          <table:table-cell office:value-type="float" office:value="11.17" calcext:value-type="float">
            <text:p>11,17</text:p>
          </table:table-cell>
          <table:table-cell office:value-type="float" office:value="15.77" calcext:value-type="float">
            <text:p>15,77</text:p>
          </table:table-cell>
          <table:table-cell office:value-type="float" office:value="28.21" calcext:value-type="float">
            <text:p>28,21</text:p>
          </table:table-cell>
          <table:table-cell office:value-type="float" office:value="19.68" calcext:value-type="float">
            <text:p>19,68</text:p>
          </table:table-cell>
          <table:table-cell table:style-name="ce1" office:value-type="float" office:value="78.28" calcext:value-type="float">
            <text:p>78,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,7</text:p>
          </table:table-cell>
          <table:table-cell office:value-type="float" office:value="1.12" calcext:value-type="float">
            <text:p>1,12</text:p>
          </table:table-cell>
          <table:table-cell office:value-type="float" office:value="8.75" calcext:value-type="float">
            <text:p>8,75</text:p>
          </table:table-cell>
          <table:table-cell office:value-type="float" office:value="14.53" calcext:value-type="float">
            <text:p>14,53</text:p>
          </table:table-cell>
          <table:table-cell office:value-type="float" office:value="4.08" calcext:value-type="float">
            <text:p>4,08</text:p>
          </table:table-cell>
          <table:table-cell office:value-type="float" office:value="70.59" calcext:value-type="float">
            <text:p>70,59</text:p>
          </table:table-cell>
          <table:table-cell office:value-type="float" office:value="29.28" calcext:value-type="float">
            <text:p>29,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,86</text:p>
          </table:table-cell>
          <table:table-cell office:value-type="float" office:value="42.14" calcext:value-type="float">
            <text:p>42,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,26</text:p>
          </table:table-cell>
          <table:table-cell office:value-type="float" office:value="2.51" calcext:value-type="float">
            <text:p>2,51</text:p>
          </table:table-cell>
          <table:table-cell office:value-type="float" office:value="4.32" calcext:value-type="float">
            <text:p>4,32</text:p>
          </table:table-cell>
          <table:table-cell office:value-type="float" office:value="7.54" calcext:value-type="float">
            <text:p>7,54</text:p>
          </table:table-cell>
          <table:table-cell/>
          <table:table-cell office:value-type="float" office:value="71.52" calcext:value-type="float">
            <text:p>71,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,24</text:p>
          </table:table-cell>
          <table:table-cell table:style-name="ce1" office:value-type="float" office:value="5.03" calcext:value-type="float">
            <text:p>5,03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6.76" calcext:value-type="float">
            <text:p>16,76</text:p>
          </table:table-cell>
          <table:table-cell table:style-name="ce1" office:value-type="float" office:value="10.28" calcext:value-type="float">
            <text:p>10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3.91" calcext:value-type="float">
            <text:p>3,91</text:p>
          </table:table-cell>
          <table:table-cell table:style-name="ce1" office:value-type="float" office:value="9.66" calcext:value-type="float">
            <text:p>9,66</text:p>
          </table:table-cell>
          <table:table-cell table:style-name="ce1" office:value-type="float" office:value="18.16" calcext:value-type="float">
            <text:p>18,16</text:p>
          </table:table-cell>
          <table:table-cell table:style-name="ce1" office:value-type="float" office:value="7.98" calcext:value-type="float">
            <text:p>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,58</text:p>
          </table:table-cell>
          <table:table-cell table:style-name="ce1" office:value-type="float" office:value="6.15" calcext:value-type="float">
            <text:p>6,15</text:p>
          </table:table-cell>
          <table:table-cell table:style-name="ce1" office:value-type="float" office:value="11.64" calcext:value-type="float">
            <text:p>11,64</text:p>
          </table:table-cell>
          <table:table-cell table:style-name="ce1" office:value-type="float" office:value="20.11" calcext:value-type="float">
            <text:p>20,11</text:p>
          </table:table-cell>
          <table:table-cell table:style-name="ce1" office:value-type="float" office:value="11.52" calcext:value-type="float">
            <text:p>11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,66</text:p>
          </table:table-cell>
          <table:table-cell table:style-name="ce1" office:value-type="float" office:value="4.19" calcext:value-type="float">
            <text:p>4,19</text:p>
          </table:table-cell>
          <table:table-cell table:style-name="ce1" office:value-type="float" office:value="7.73" calcext:value-type="float">
            <text:p>7,73</text:p>
          </table:table-cell>
          <table:table-cell table:style-name="ce1" office:value-type="float" office:value="12.57" calcext:value-type="float">
            <text:p>12,57</text:p>
          </table:table-cell>
          <table:table-cell table:style-name="ce1"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,14</text:p>
          </table:table-cell>
          <table:table-cell table:style-name="ce1" office:value-type="float" office:value="4.47" calcext:value-type="float">
            <text:p>4,47</text:p>
          </table:table-cell>
          <table:table-cell table:style-name="ce1" office:value-type="float" office:value="10.25" calcext:value-type="float">
            <text:p>10,25</text:p>
          </table:table-cell>
          <table:table-cell table:style-name="ce1" office:value-type="float" office:value="19.83" calcext:value-type="float">
            <text:p>19,83</text:p>
          </table:table-cell>
          <table:table-cell table:style-name="ce1" office:value-type="float" office:value="9.93" calcext:value-type="float">
            <text:p>9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office:value-type="float" office:value="6.98" calcext:value-type="float">
            <text:p>6,98</text:p>
          </table:table-cell>
          <table:table-cell table:style-name="ce1" office:value-type="float" office:value="12.38" calcext:value-type="float">
            <text:p>12,38</text:p>
          </table:table-cell>
          <table:table-cell table:style-name="ce1" office:value-type="float" office:value="20.95" calcext:value-type="float">
            <text:p>20,95</text:p>
          </table:table-cell>
          <table:table-cell table:style-name="ce1" office:value-type="float" office:value="12.41" calcext:value-type="float">
            <text:p>12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3.63" calcext:value-type="float">
            <text:p>3,63</text:p>
          </table:table-cell>
          <table:table-cell table:style-name="ce1" office:value-type="float" office:value="7.78" calcext:value-type="float">
            <text:p>7,78</text:p>
          </table:table-cell>
          <table:table-cell table:style-name="ce1" office:value-type="float" office:value="13.13" calcext:value-type="float">
            <text:p>13,13</text:p>
          </table:table-cell>
          <table:table-cell table:style-name="ce1"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4.19" calcext:value-type="float">
            <text:p>4,19</text:p>
          </table:table-cell>
          <table:table-cell table:style-name="ce1" office:value-type="float" office:value="10.06" calcext:value-type="float">
            <text:p>10,06</text:p>
          </table:table-cell>
          <table:table-cell table:style-name="ce1" office:value-type="float" office:value="19.27" calcext:value-type="float">
            <text:p>19,27</text:p>
          </table:table-cell>
          <table:table-cell table:style-name="ce1" office:value-type="float" office:value="8.87" calcext:value-type="float">
            <text:p>8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2.3" calcext:value-type="float">
            <text:p>12,3</text:p>
          </table:table-cell>
          <table:table-cell table:style-name="ce1" office:value-type="float" office:value="20.67" calcext:value-type="float">
            <text:p>20,67</text:p>
          </table:table-cell>
          <table:table-cell table:style-name="ce1" office:value-type="float" office:value="12.41" calcext:value-type="float">
            <text:p>12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3.63" calcext:value-type="float">
            <text:p>3,63</text:p>
          </table:table-cell>
          <table:table-cell table:style-name="ce1" office:value-type="float" office:value="7.51" calcext:value-type="float">
            <text:p>7,51</text:p>
          </table:table-cell>
          <table:table-cell table:style-name="ce1" office:value-type="float" office:value="12.85" calcext:value-type="float">
            <text:p>12,85</text:p>
          </table:table-cell>
          <table:table-cell table:style-name="ce1" office:value-type="float" office:value="7.09" calcext:value-type="float">
            <text:p>7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1.44" calcext:value-type="float">
            <text:p>11,44</text:p>
          </table:table-cell>
          <table:table-cell table:style-name="ce1" office:value-type="float" office:value="22.63" calcext:value-type="float">
            <text:p>22,63</text:p>
          </table:table-cell>
          <table:table-cell table:style-name="ce1" office:value-type="float" office:value="13.65" calcext:value-type="float">
            <text:p>13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10.34" calcext:value-type="float">
            <text:p>10,34</text:p>
          </table:table-cell>
          <table:table-cell table:style-name="ce1" office:value-type="float" office:value="15.15" calcext:value-type="float">
            <text:p>15,15</text:p>
          </table:table-cell>
          <table:table-cell table:style-name="ce1" office:value-type="float" office:value="27.65" calcext:value-type="float">
            <text:p>27,65</text:p>
          </table:table-cell>
          <table:table-cell table:style-name="ce1" office:value-type="float" office:value="18.79" calcext:value-type="float">
            <text:p>18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,51</text:p>
          </table:table-cell>
          <table:table-cell table:style-name="ce1" office:value-type="float" office:value="9.22" calcext:value-type="float">
            <text:p>9,22</text:p>
          </table:table-cell>
          <table:table-cell table:style-name="ce1" office:value-type="float" office:value="11.89" calcext:value-type="float">
            <text:p>11,89</text:p>
          </table:table-cell>
          <table:table-cell table:style-name="ce1" office:value-type="float" office:value="22.35" calcext:value-type="float">
            <text:p>22,35</text:p>
          </table:table-cell>
          <table:table-cell table:style-name="ce1" office:value-type="float" office:value="15.43" calcext:value-type="float">
            <text:p>15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0.34" calcext:value-type="float">
            <text:p>10,34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27.93" calcext:value-type="float">
            <text:p>27,93</text:p>
          </table:table-cell>
          <table:table-cell table:style-name="ce1" office:value-type="float" office:value="18.44" calcext:value-type="float">
            <text:p>18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,39</text:p>
          </table:table-cell>
          <table:table-cell office:value-type="float" office:value="10.89" calcext:value-type="float">
            <text:p>10,89</text:p>
          </table:table-cell>
          <table:table-cell office:value-type="float" office:value="15.79" calcext:value-type="float">
            <text:p>15,79</text:p>
          </table:table-cell>
          <table:table-cell office:value-type="float" office:value="28.49" calcext:value-type="float">
            <text:p>28,49</text:p>
          </table:table-cell>
          <table:table-cell office:value-type="float" office:value="19.5" calcext:value-type="float">
            <text:p>1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,88</text:p>
          </table:table-cell>
          <table:table-cell office:value-type="float" office:value="8.94" calcext:value-type="float">
            <text:p>8,94</text:p>
          </table:table-cell>
          <table:table-cell office:value-type="float" office:value="19.49" calcext:value-type="float">
            <text:p>19,49</text:p>
          </table:table-cell>
          <table:table-cell office:value-type="float" office:value="34.08" calcext:value-type="float">
            <text:p>34,08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,78</text:p>
          </table:table-cell>
          <table:table-cell office:value-type="float" office:value="9.5" calcext:value-type="float">
            <text:p>9,5</text:p>
          </table:table-cell>
          <table:table-cell office:value-type="float" office:value="20.33" calcext:value-type="float">
            <text:p>20,33</text:p>
          </table:table-cell>
          <table:table-cell office:value-type="float" office:value="36.87" calcext:value-type="float">
            <text:p>36,87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,23</text:p>
          </table:table-cell>
          <table:table-cell office:value-type="float" office:value="12.29" calcext:value-type="float">
            <text:p>12,29</text:p>
          </table:table-cell>
          <table:table-cell office:value-type="float" office:value="19.64" calcext:value-type="float">
            <text:p>19,64</text:p>
          </table:table-cell>
          <table:table-cell office:value-type="float" office:value="37.71" calcext:value-type="float">
            <text:p>37,71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,52</text:p>
          </table:table-cell>
          <table:table-cell office:value-type="float" office:value="14.53" calcext:value-type="float">
            <text:p>14,53</text:p>
          </table:table-cell>
          <table:table-cell office:value-type="float" office:value="21.97" calcext:value-type="float">
            <text:p>21,97</text:p>
          </table:table-cell>
          <table:table-cell office:value-type="float" office:value="40.22" calcext:value-type="float">
            <text:p>40,22</text:p>
          </table:table-cell>
          <table:table-cell office:value-type="float" office:value="28.01" calcext:value-type="float">
            <text:p>28,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,55</text:p>
          </table:table-cell>
          <table:table-cell office:value-type="float" office:value="8.66" calcext:value-type="float">
            <text:p>8,66</text:p>
          </table:table-cell>
          <table:table-cell office:value-type="float" office:value="12.51" calcext:value-type="float">
            <text:p>12,51</text:p>
          </table:table-cell>
          <table:table-cell office:value-type="float" office:value="22.63" calcext:value-type="float">
            <text:p>22,63</text:p>
          </table:table-cell>
          <table:table-cell office:value-type="float" office:value="15.95" calcext:value-type="float">
            <text:p>15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,81</text:p>
          </table:table-cell>
          <table:table-cell office:value-type="float" office:value="9.22" calcext:value-type="float">
            <text:p>9,22</text:p>
          </table:table-cell>
          <table:table-cell office:value-type="float" office:value="18.14" calcext:value-type="float">
            <text:p>18,14</text:p>
          </table:table-cell>
          <table:table-cell office:value-type="float" office:value="32.68" calcext:value-type="float">
            <text:p>32,68</text:p>
          </table:table-cell>
          <table:table-cell office:value-type="float" office:value="22.51" calcext:value-type="float">
            <text:p>22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,75</text:p>
          </table:table-cell>
          <table:table-cell office:value-type="float" office:value="10.06" calcext:value-type="float">
            <text:p>10,06</text:p>
          </table:table-cell>
          <table:table-cell office:value-type="float" office:value="19.27" calcext:value-type="float">
            <text:p>19,27</text:p>
          </table:table-cell>
          <table:table-cell office:value-type="float" office:value="35.75" calcext:value-type="float">
            <text:p>35,75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,32</text:p>
          </table:table-cell>
          <table:table-cell office:value-type="float" office:value="12.57" calcext:value-type="float">
            <text:p>12,57</text:p>
          </table:table-cell>
          <table:table-cell office:value-type="float" office:value="17.89" calcext:value-type="float">
            <text:p>17,89</text:p>
          </table:table-cell>
          <table:table-cell office:value-type="float" office:value="34.08" calcext:value-type="float">
            <text:p>34,08</text:p>
          </table:table-cell>
          <table:table-cell office:value-type="float" office:value="22.16" calcext:value-type="float">
            <text:p>22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,64</text:p>
          </table:table-cell>
          <table:table-cell office:value-type="float" office:value="15.08" calcext:value-type="float">
            <text:p>15,08</text:p>
          </table:table-cell>
          <table:table-cell office:value-type="float" office:value="20.05" calcext:value-type="float">
            <text:p>20,05</text:p>
          </table:table-cell>
          <table:table-cell office:value-type="float" office:value="36.31" calcext:value-type="float">
            <text:p>36,31</text:p>
          </table:table-cell>
          <table:table-cell office:value-type="float" office:value="27.13" calcext:value-type="float">
            <text:p>27,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,25</text:p>
          </table:table-cell>
          <table:table-cell office:value-type="float" office:value="6.98" calcext:value-type="float">
            <text:p>6,98</text:p>
          </table:table-cell>
          <table:table-cell office:value-type="float" office:value="12.46" calcext:value-type="float">
            <text:p>12,46</text:p>
          </table:table-cell>
          <table:table-cell office:value-type="float" office:value="24.58" calcext:value-type="float">
            <text:p>24,58</text:p>
          </table:table-cell>
          <table:table-cell office:value-type="float" office:value="14.89" calcext:value-type="float">
            <text:p>14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,22</text:p>
          </table:table-cell>
          <table:table-cell office:value-type="float" office:value="10.06" calcext:value-type="float">
            <text:p>10,06</text:p>
          </table:table-cell>
          <table:table-cell office:value-type="float" office:value="19.37" calcext:value-type="float">
            <text:p>19,37</text:p>
          </table:table-cell>
          <table:table-cell office:value-type="float" office:value="34.08" calcext:value-type="float">
            <text:p>34,08</text:p>
          </table:table-cell>
          <table:table-cell office:value-type="float" office:value="24.47" calcext:value-type="float">
            <text:p>24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,7</text:p>
          </table:table-cell>
          <table:table-cell office:value-type="float" office:value="8.66" calcext:value-type="float">
            <text:p>8,66</text:p>
          </table:table-cell>
          <table:table-cell office:value-type="float" office:value="18.19" calcext:value-type="float">
            <text:p>18,19</text:p>
          </table:table-cell>
          <table:table-cell office:value-type="float" office:value="32.68" calcext:value-type="float">
            <text:p>32,68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,15</text:p>
          </table:table-cell>
          <table:table-cell office:value-type="float" office:value="10.34" calcext:value-type="float">
            <text:p>10,34</text:p>
          </table:table-cell>
          <table:table-cell office:value-type="float" office:value="20.58" calcext:value-type="float">
            <text:p>20,58</text:p>
          </table:table-cell>
          <table:table-cell office:value-type="float" office:value="34.92" calcext:value-type="float">
            <text:p>34,92</text:p>
          </table:table-cell>
          <table:table-cell office:value-type="float" office:value="21.63" calcext:value-type="float">
            <text:p>21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,25</text:p>
          </table:table-cell>
          <table:table-cell office:value-type="float" office:value="12.85" calcext:value-type="float">
            <text:p>12,85</text:p>
          </table:table-cell>
          <table:table-cell office:value-type="float" office:value="20.58" calcext:value-type="float">
            <text:p>20,58</text:p>
          </table:table-cell>
          <table:table-cell office:value-type="float" office:value="36.31" calcext:value-type="float">
            <text:p>36,31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O-BASED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<text:s/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63" calcext:value-type="float">
            <text:p>0,6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92" calcext:value-type="float">
            <text:p>0,92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6" calcext:value-type="float">
            <text:p>0,96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4.98" calcext:value-type="float">
            <text:p>4,98</text:p>
          </table:table-cell>
          <table:table-cell office:value-type="float" office:value="7.17" calcext:value-type="float">
            <text:p>7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 – CASED ONE PASS</text:p>
          </table:table-cell>
          <table:table-cell office:value-type="float" office:value="0.33" calcext:value-type="float">
            <text:p>0,33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1.37" calcext:value-type="float">
            <text:p>1,37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CUSTOM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string" calcext:value-type="string">
            <text:p>0,69+-0,26</text:p>
          </table:table-cell>
          <table:table-cell office:value-type="string" calcext:value-type="string">
            <text:p>2,5+-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 GLOSS EMBEDDINGS</text:p>
          </table:table-cell>
          <table:table-cell office:value-type="string" calcext:value-type="string">
            <text:p>0,63+-0,25</text:p>
          </table:table-cell>
          <table:table-cell office:value-type="string" calcext:value-type="string">
            <text:p>2,11+-0,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string" calcext:value-type="string">
            <text:p>0,81+-0,34</text:p>
          </table:table-cell>
          <table:table-cell office:value-type="string" calcext:value-type="string">
            <text:p>2,51+-0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 GLOSS EMBEDDINGS</text:p>
          </table:table-cell>
          <table:table-cell office:value-type="string" calcext:value-type="string">
            <text:p>0,69+-0,25</text:p>
          </table:table-cell>
          <table:table-cell office:value-type="string" calcext:value-type="string">
            <text:p>2,34+-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string" calcext:value-type="string">
            <text:p>0,86+-0,35</text:p>
          </table:table-cell>
          <table:table-cell office:value-type="string" calcext:value-type="string">
            <text:p>2,9+-1,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 GLOSS EMBEDDING</text:p>
          </table:table-cell>
          <table:table-cell office:value-type="string" calcext:value-type="string">
            <text:p>0,7+-0,25</text:p>
          </table:table-cell>
          <table:table-cell office:value-type="string" calcext:value-type="string">
            <text:p>2,34+-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string" calcext:value-type="string">
            <text:p>1,59+-0,52</text:p>
          </table:table-cell>
          <table:table-cell office:value-type="string" calcext:value-type="string">
            <text:p>4,27+-1,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string" calcext:value-type="string">
            <text:p>0,55+-0,2</text:p>
          </table:table-cell>
          <table:table-cell office:value-type="string" calcext:value-type="string">
            <text:p>1,91+-0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 GLOSS EMBEDDING</text:p>
          </table:table-cell>
          <table:table-cell office:value-type="string" calcext:value-type="string">
            <text:p>0,45+-0,18</text:p>
          </table:table-cell>
          <table:table-cell office:value-type="string" calcext:value-type="string">
            <text:p>1,52+-0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NBER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7:21:24.5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13:34:31.134154914</meta:creation-date>
    <dc:date>2024-07-25T17:24:05.943000000</dc:date>
    <meta:editing-duration>P3DT18H8M36S</meta:editing-duration>
    <meta:editing-cycles>26</meta:editing-cycles>
    <meta:generator>LibreOffice/7.2.0.4$Windows_X86_64 LibreOffice_project/9a9c6381e3f7a62afc1329bd359cc48accb6435b</meta:generator>
    <meta:document-statistic meta:table-count="1" meta:cell-count="390" meta:object-count="0"/>
  </office:meta>
</office:document-meta>
</file>